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708in" fo:margin-left="0in" fo:margin-top="0in" fo:margin-bottom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1.209in"/>
    </style:style>
    <style:style style:name="Table1.C" style:family="table-column">
      <style:table-column-properties style:column-width="4.0729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1.6" style:family="table-row">
      <style:table-row-properties style:min-row-height="0.7222in" fo:keep-together="auto"/>
    </style:style>
    <style:style style:name="P1" style:family="paragraph" style:parent-style-name="Standard">
      <style:paragraph-properties fo:margin-top="0in" fo:margin-bottom="0.139in" loext:contextual-spacing="false" fo:line-height="100%" fo:keep-together="always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keep-together="always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margin-top="0in" fo:margin-bottom="0in" loext:contextual-spacing="false" fo:line-height="100%" fo:keep-together="always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margin-top="0in" fo:margin-bottom="0in" loext:contextual-spacing="false" fo:line-height="150%" fo:keep-together="always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39in" loext:contextual-spacing="false" fo:line-height="100%" fo:keep-together="always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.139in" loext:contextual-spacing="false" fo:line-height="100%" fo:keep-together="always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in" fo:margin-bottom="0.139in" loext:contextual-spacing="false" fo:line-height="100%" fo:keep-together="always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margin-top="0in" fo:margin-bottom="0.139in" loext:contextual-spacing="false" fo:line-height="100%" fo:keep-together="always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.139in" loext:contextual-spacing="false" fo:line-height="100%" fo:keep-together="always" fo:text-indent="-0.25in" style:auto-text-indent="false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keep-together="always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00%" fo:keep-together="always" fo:text-indent="0in" style:auto-text-indent="false" fo:break-before="page"/>
    </style:style>
    <style:style style:name="P12" style:family="paragraph" style:parent-style-name="Standard" style:list-style-name="WWNum3">
      <style:paragraph-properties fo:margin-left="1in" fo:margin-right="0in" fo:margin-top="0in" fo:margin-bottom="0in" loext:contextual-spacing="false" fo:line-height="100%" fo:keep-together="always" fo:text-indent="-0.25in" style:auto-text-indent="false"/>
    </style:style>
    <style:style style:name="P13" style:family="paragraph" style:parent-style-name="Standard" style:list-style-name="WWNum3">
      <style:paragraph-properties fo:margin-left="1in" fo:margin-right="0in" fo:margin-top="0in" fo:margin-bottom="0.139in" loext:contextual-spacing="false" fo:line-height="100%" fo:keep-together="always" fo:text-indent="-0.25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keep-together="always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fo:keep-together="always"/>
    </style:style>
    <style:style style:name="P16" style:family="paragraph" style:parent-style-name="Standard">
      <style:paragraph-properties fo:margin-top="0in" fo:margin-bottom="0in" loext:contextual-spacing="false" fo:line-height="115%" fo:keep-together="always"/>
    </style:style>
    <style:style style:name="P17" style:family="paragraph" style:parent-style-name="Heading_20_1" style:master-page-name="Standard">
      <style:paragraph-properties fo:margin-top="0in" fo:margin-bottom="0.139in" loext:contextual-spacing="false" fo:line-height="100%" fo:keep-together="always" style:page-number="1" fo:keep-with-next="auto"/>
    </style:style>
    <style:style style:name="P18" style:family="paragraph" style:parent-style-name="Heading_20_3">
      <style:paragraph-properties fo:margin-top="0in" fo:margin-bottom="0.139in" loext:contextual-spacing="false" fo:line-height="100%" fo:keep-together="always" fo:keep-with-next="auto"/>
    </style:style>
    <style:style style:name="P19" style:family="paragraph" style:parent-style-name="Heading_20_3">
      <style:paragraph-properties fo:margin-top="0in" fo:margin-bottom="0in" loext:contextual-spacing="false" fo:line-height="100%" fo:keep-together="always" fo:keep-with-next="auto"/>
    </style:style>
    <style:style style:name="P20" style:family="paragraph" style:parent-style-name="Heading_20_2">
      <style:paragraph-properties fo:margin-top="0in" fo:margin-bottom="0.139in" loext:contextual-spacing="false" fo:line-height="100%" fo:keep-together="always" fo:keep-with-next="auto"/>
    </style:style>
    <style:style style:name="P21" style:family="paragraph" style:parent-style-name="Heading_20_2">
      <style:paragraph-properties fo:margin-top="0in" fo:margin-bottom="0.139in" loext:contextual-spacing="false" fo:line-height="100%" fo:keep-together="always" fo:break-before="page" fo:keep-with-next="auto"/>
    </style:style>
    <style:style style:name="P22" style:family="paragraph" style:parent-style-name="Heading_20_4">
      <style:paragraph-properties fo:margin-top="0in" fo:margin-bottom="0.139in" loext:contextual-spacing="false" fo:line-height="100%" fo:keep-together="always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7pt" fo:font-weight="bold" style:font-size-asian="17pt" style:font-weight-asian="bold" style:font-size-complex="17pt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color="#000000" fo:font-size="11pt" fo:font-style="italic" style:font-size-asian="11pt" style:font-style-asian="italic" style:font-size-complex="11pt"/>
    </style:style>
    <style:style style:name="T7" style:family="text">
      <style:text-properties fo:font-weight="bold" style:font-weight-asian="bold"/>
    </style:style>
    <style:style style:name="T8" style:family="text">
      <style:text-properties fo:color="#188038" style:font-name="Roboto Mono" style:font-name-asian="Roboto Mono1" style:font-name-complex="Roboto Mono1"/>
    </style:style>
    <style:style style:name="T9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10" style:family="text">
      <style:text-properties style:text-underline-style="none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kjghx0ugu7c6"/><text:span text:style-name="T1">Data structuring and naming rules for N-SDM</text:span></text:p>
      <text:p text:style-name="P1">A sample dataset of species and environmental data is available at:<text:a xlink:type="simple" xlink:href="https://doi.org/10.5281/zenodo.17177173" text:style-name="ListLabel_20_64" text:visited-style-name="ListLabel_20_64"> </text:a><text:a xlink:type="simple" xlink:href="https://doi.org/10.5281/zenodo.17177173" text:style-name="ListLabel_20_65" text:visited-style-name="ListLabel_20_65"><text:span text:style-name="T2">https://doi.org/10.5281/zenodo.17177173</text:span></text:a></text:p>
      <text:p text:style-name="P20"><text:bookmark text:name="_x896jkk74xzc"/><text:span text:style-name="T4">Part A — Environmental Variables</text:span></text:p>
      <text:p text:style-name="P18"><text:bookmark text:name="_eqt9sklew0qs"/><text:span text:style-name="T5">1. Raster Layer Format</text:span></text:p>
      <text:list xml:id="list3985293295" text:style-name="WWNum1">
        <text:list-item>
          <text:p text:style-name="P2"><text:span text:style-name="T7">File type</text:span>: <text:span text:style-name="T8">.tif</text:span> (ideally created and saved with the <text:span text:style-name="T7">terra</text:span> package in R).<text:line-break/></text:p>
        </text:list-item>
        <text:list-item>
          <text:p text:style-name="P2"><text:span text:style-name="T7">Coordinate Reference System (CRS)</text:span>: any projection is acceptable, but it <text:span text:style-name="T7">must be consistent across all rasters at the same level</text:span> (global or regional) and match the CRS of the species data.<text:line-break/></text:p>
        </text:list-item>
        <text:list-item>
          <text:p text:style-name="P2"><text:span text:style-name="T7">Resolution</text:span>: any resolution is acceptable, but it <text:span text:style-name="T7">must be consistent across all rasters at the same level</text:span>.<text:line-break/></text:p>
        </text:list-item>
        <text:list-item>
          <text:p text:style-name="P2"><text:span text:style-name="T7">Extent</text:span>: any, but must be <text:span text:style-name="T7">identical across rasters</text:span> at the same level.<text:line-break/></text:p>
        </text:list-item>
        <text:list-item>
          <text:p text:style-name="P5"><text:span text:style-name="T7">Internal layer names</text:span>: no specific constraint.</text:p>
        </text:list-item>
      </text:list>
      <text:p text:style-name="P10">For each level (global or regional), a sample of rasters will be checked. All rasters at a given level must share the same extent, resolution, CRS, and grid alignment.</text:p>
      <text:p text:style-name="P18"><text:bookmark text:name="_mgk6ir9xg34"/><text:span text:style-name="T5">2. Folder Structure and File Naming</text:span></text:p>
      <text:list xml:id="list2294667933" text:style-name="WWNum5">
        <text:list-item>
          <text:p text:style-name="P4">Rasters must be stored under: <text:span text:style-name="T8">./data/covariates/&lt;level&gt;</text:span> where <text:span text:style-name="T8">&lt;level&gt;</text:span> = <text:span text:style-name="T8">glo</text:span> or <text:span text:style-name="T8">reg</text:span>.</text:p>
        </text:list-item>
        <text:list-item>
          <text:p text:style-name="P4">Folder depth between <text:span text:style-name="T8">covariates</text:span> and the raster files must be <text:span text:style-name="T7">between 4 and 7 levels</text:span>.</text:p>
        </text:list-item>
        <text:list-item>
          <text:p text:style-name="P4">Each <text:span text:style-name="T8">.tif</text:span> file name must start with the <text:span text:style-name="T7">concatenation of all parent folder names</text:span>, separated by underscores.</text:p>
        </text:list-item>
        <text:list-item>
          <text:p text:style-name="P4"><text:span text:style-name="T7">Global–Regional Mirroring:</text:span> all <text:span text:style-name="T7">global layers must be mirrored in the regional structure</text:span>, using the <text:span text:style-name="T7">same folder hierarchy and file names</text:span>, but with the appropriate <text:span text:style-name="T7">regional resolution and CRS</text:span>. <text:s/>Example:</text:p>
        </text:list-item>
      </text:list>
      <text:list xml:id="list3633380539" text:style-name="WWNum3">
        <text:list-item>
          <text:p text:style-name="P12">Global (e.g., 1 km, global CRS) <text:span text:style-name="T8">./data/covariates/glo/bioclim/chelsa/bio1/glo_bioclim_chelsa_bio1.tif</text:span></text:p>
        </text:list-item>
        <text:list-item>
          <text:p text:style-name="P13">Regional (e.g., 25 m, regional CRS) <text:span text:style-name="T8">./data/covariates/reg/bioclim/chelsa/bio1/reg_bioclim_chelsa_bio1.tif</text:span></text:p>
        </text:list-item>
      </text:list>
      <text:list xml:id="list599084402" text:style-name="WWNum2">
        <text:list-item>
          <text:p text:style-name="P6"><text:span text:style-name="T7">Single level</text:span> usage: If N-SDM is used at a single level only (e.g., Switzerland, Europe, or global), place all data under the <text:span text:style-name="T8">glo</text:span> folder.</text:p>
        </text:list-item>
      </text:list>
      <text:p text:style-name="P1"><text:span text:style-name="T7">Suffix Rules</text:span></text:p>
      <text:list xml:id="list2754667632" text:style-name="WWNum6">
        <text:list-item>
          <text:p text:style-name="P3">Use <text:span text:style-name="T8">_fXX</text:span> to indicate focal size (e.g., <text:span text:style-name="T8">_f25</text:span> for 25 m).<text:line-break/></text:p>
        </text:list-item>
        <text:list-item>
          <text:p text:style-name="P7">Use <text:span text:style-name="T8">_mean</text:span>, <text:span text:style-name="T8">_sd</text:span>, etc., for attributes if relevant.<text:line-break/> </text:p>
        </text:list-item>
      </text:list>
      <text:p text:style-name="P10"><text:span text:style-name="T7">General Rules</text:span></text:p>
      <text:list xml:id="list62655249083434" text:continue-numbering="true" text:style-name="WWNum6">
        <text:list-item>
          <text:p text:style-name="P3">Avoid underscores or special characters in folder names.<text:line-break/></text:p>
        </text:list-item>
        <text:list-item>
          <text:p text:style-name="P7">File names must reflect the full folder hierarchy.<text:line-break/></text:p>
        </text:list-item>
      </text:list>
      <text:p text:style-name="P22"><text:bookmark text:name="_sjbu5be110uq"/><text:span text:style-name="T6">Examples:</text:span></text:p>
      <text:list xml:id="list3490733798" text:style-name="WWNum7">
        <text:list-item>
          <text:p text:style-name="P8"><text:soft-page-break/>Most complex (periods + attributes + focal)<text:span text:style-name="T8"> /data/covariates/reg/lulc/geostat8/2016/cl5/reg_lulc_geostat8_2016_cl5_mean_f25.tif</text:span></text:p>
        </text:list-item>
        <text:list-item>
          <text:p text:style-name="P8">Complex (periods + focal) <text:span text:style-name="T8">./data/covariates/reg/lulc/geostat8/2016/cl5/reg_lulc_geostat8_2016_cl5_f25.tif</text:span></text:p>
        </text:list-item>
        <text:list-item>
          <text:p text:style-name="P8">Intermediate (attribute only) <text:span text:style-name="T8">./data/covariates/reg/topo/alti3d2016/aspect/reg_topo_alti3d2016_aspect_mean.tif</text:span></text:p>
        </text:list-item>
        <text:list-item>
          <text:p text:style-name="P8">Simple (no focal/period/attribute) <text:span text:style-name="T8">./data/covariates/reg/edaphic/eivdescombes/f/reg_edaphic_eivdescombes_f.tif<text:line-break/></text:span></text:p>
        </text:list-item>
      </text:list>
      <text:p text:style-name="P18"><text:bookmark text:name="_t99xtwmc7xqr"/><text:span text:style-name="T5">3. Scenario Layers</text:span></text:p>
      <text:p text:style-name="P1">Scenario rasters (e.g., future projections) must follow the same hierarchy as baseline data within a dedicated <text:span text:style-name="T7">scenario </text:span>subfolder. Example: <text:span text:style-name="T8">./data/covariates/reg/bioclim/chelsa/</text:span><text:span text:style-name="T9">scenario</text:span><text:span text:style-name="T8">/2085/rcp85/bio1/reg_bioclim_chelsa_scenario_2085.tif</text:span></text:p>
      <text:p text:style-name="P21"><text:bookmark text:name="_k9r6uiultnqn"/><text:span text:style-name="T4">Part B — Species Occurrence Data</text:span></text:p>
      <text:p text:style-name="P18"><text:bookmark text:name="_jvd2ptl26qti"/><text:span text:style-name="T5">1. File Format</text:span></text:p>
      <text:list xml:id="list3256762041" text:style-name="WWNum4">
        <text:list-item>
          <text:p text:style-name="P9">Use <text:span text:style-name="T7">pipe-separated</text:span> files: <text:span text:style-name="T8">.psv</text:span> (separator <text:span text:style-name="T8">|</text:span>).</text:p>
        </text:list-item>
        <text:list-item>
          <text:p text:style-name="P9">Each row represents a single occurrence of a species at a specific location.</text:p>
        </text:list-item>
      </text:list>
      <text:p text:style-name="P10"><text:span text:style-name="T5">2. Folder Organization</text:span></text:p>
      <text:p text:style-name="P14"><text:span text:style-name="T8">./data/species/glo/ <text:s text:c="3"/># Global species data</text:span></text:p>
      <text:p text:style-name="P14"><text:span text:style-name="T8">./data/species/reg/ <text:s text:c="3"/># Regional species data</text:span></text:p>
      <text:p text:style-name="P1">Example: <text:span text:style-name="T8">./data/species/reg/my_reg_data.psv</text:span></text:p>
      <text:p text:style-name="P18"><text:bookmark text:name="_h7ripdu7dzdd"/><text:span text:style-name="T5">3. File Structur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text:span text:style-name="T7">Column</text:span></text:p>
          </table:table-cell>
          <table:table-cell table:style-name="Table1.A1" office:value-type="string">
            <text:p text:style-name="P15"><text:span text:style-name="T7">Type</text:span></text:p>
          </table:table-cell>
          <table:table-cell table:style-name="Table1.A1" office:value-type="string">
            <text:p text:style-name="P15"><text:span text:style-name="T7">Description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species</text:span></text:p>
          </table:table-cell>
          <table:table-cell table:style-name="Table1.A1" office:value-type="string">
            <text:p text:style-name="P14">character</text:p>
          </table:table-cell>
          <table:table-cell table:style-name="Table1.A1" office:value-type="string">
            <text:p text:style-name="P14"><text:span text:style-name="T7">Required</text:span>. Species name (e.g., <text:span text:style-name="T11">Larix decidua</text:span>).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X</text:span></text:p>
          </table:table-cell>
          <table:table-cell table:style-name="Table1.A1" office:value-type="string">
            <text:p text:style-name="P14">numeric</text:p>
          </table:table-cell>
          <table:table-cell table:style-name="Table1.A1" office:value-type="string">
            <text:p text:style-name="P14"><text:span text:style-name="T7">Required</text:span>. X coordinate (in the CRS defined for this level).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Y</text:span></text:p>
          </table:table-cell>
          <table:table-cell table:style-name="Table1.A1" office:value-type="string">
            <text:p text:style-name="P14">numeric</text:p>
          </table:table-cell>
          <table:table-cell table:style-name="Table1.A1" office:value-type="string">
            <text:p text:style-name="P14"><text:span text:style-name="T7">Required</text:span>. Y coordinate (in the CRS defined for this level).</text:p>
          </table:table-cell>
        </table:table-row>
        <table:table-row table:style-name="Table1.1">
          <table:table-cell table:style-name="Table1.A1" office:value-type="string">
            <text:p text:style-name="P14"><text:span text:style-name="T8">year</text:span></text:p>
          </table:table-cell>
          <table:table-cell table:style-name="Table1.A1" office:value-type="string">
            <text:p text:style-name="P14">integer</text:p>
          </table:table-cell>
          <table:table-cell table:style-name="Table1.A1" office:value-type="string">
            <text:p text:style-name="P14"><text:span text:style-name="T7">Optional</text:span>. Year of the record (if relevant, used for temporal matching).</text:p>
          </table:table-cell>
        </table:table-row>
        <table:table-row table:style-name="Table1.6">
          <table:table-cell table:style-name="Table1.A1" office:value-type="string">
            <text:p text:style-name="P14"><text:span text:style-name="T8">group</text:span></text:p>
          </table:table-cell>
          <table:table-cell table:style-name="Table1.A1" office:value-type="string">
            <text:p text:style-name="P14">character</text:p>
          </table:table-cell>
          <table:table-cell table:style-name="Table1.A1" office:value-type="string">
            <text:p text:style-name="P14"><text:span text:style-name="T7">Optional</text:span>. Taxonomic group. If relevant, <text:span text:style-name="T7">must match the predefined groups used in the expert table and in the sampling bias raster files </text:span>(e.g., “Vascular plants”, “Birds”, “Mammals”).</text:p>
          </table:table-cell>
        </table:table-row>
      </table:table>
      <text:p text:style-name="P1"/>
      <text:p text:style-name="P14">Example:</text:p>
      <text:p text:style-name="P16"><text:span text:style-name="T8">species|X|Y|year|group</text:span></text:p>
      <text:p text:style-name="P16"><text:span text:style-name="T8">Larix decidua|2689951|1277240|1980|Vascular plants</text:span></text:p>
      <text:p text:style-name="P16"><text:span text:style-name="T8">Larix decidua|2689981|1277030|1980|Vascular plants</text:span></text:p>
      <text:p text:style-name="P16"><text:span text:style-name="T8">Larix decidua|2690061|1277000|1980|Vascular plants</text:span></text:p>
      <text:p text:style-name="P16"><text:span text:style-name="T8">Larix decidua|2690101|1276980|1980|Vascular plants</text:span></text:p>
      <text:p text:style-name="P16"><text:span text:style-name="T8">Larix decidua|2645521|1138508|1981|Vascular plants</text:span></text:p>
      <text:p text:style-name="P11"><text:span text:style-name="T4">✅ User Checklist</text:span></text:p>
      <text:p text:style-name="P19"><text:bookmark text:name="_xqh677hfbqfk"/><text:span text:style-name="T5">A. Environmental Variables</text:span></text:p>
      <text:p text:style-name="P1"><text:s/>☐ All raster files are <text:span text:style-name="T8">.tif</text:span> and preferably created with <text:span text:style-name="T8">terra</text:span> in R.<text:line-break/> ☐ All rasters at the same level (glo or reg) share the same CRS, resolution, extent, and grid alignment.<text:line-break/> ☐ Folder depth between <text:span text:style-name="T8">./covariates/</text:span> and the raster file is 4–7 levels.<text:line-break/> ☐ Global layers are mirrored in the regional structure (same naming hierarchy, but adapted CRS and resolution).<text:line-break/> ☐ File names start with the concatenation of parent folder names separated by underscores.<text:line-break/> ☐ Focal size suffix is added if needed (e.g., <text:span text:style-name="T8">_f25.tif</text:span>).<text:line-break/> ☐ Attribute suffix is added if applicable (e.g., <text:span text:style-name="T8">_mean.tif</text:span>).<text:line-break/> ☐ Folder names contain no underscores or special characters.<text:line-break/> ☐ Scenario rasters are integrated in a dedicated scenario subfolder and follow the same naming convention as baseline layers.</text:p>
      <text:p text:style-name="P19"><text:bookmark text:name="_9bsd8tju3ffv"/><text:span text:style-name="T5">B. Species Occurrence Data</text:span></text:p>
      <text:p text:style-name="P1"><text:s/>☐ Species data are stored under the correct folder: Global → <text:span text:style-name="T8">./data/species/glo/</text:span> or Regional → <text:span text:style-name="T8">./data/species/reg/</text:span>.<text:line-break/> ☐ Files are pipe-separated (<text:span text:style-name="T8">.psv</text:span> with <text:span text:style-name="T8">|</text:span>).<text:line-break/> ☐ Mandatory columns: <text:span text:style-name="T8">species</text:span> (name), <text:span text:style-name="T8">X</text:span>, <text:span text:style-name="T8">Y</text:span>.<text:line-break/> ☐ Optional: <text:span text:style-name="T8">year</text:span>, <text:span text:style-name="T8">group</text:span>.<text:line-break/> ☐ If any, group column matches the predefined groups (same as in the expert table and sampling bias raster file names).<text:line-break/> ☐ Coordinates use the same CRS as the rasters at the corresponding level.<text:line-break/> ☐ Each row represents one unique occurrence (species × location × year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text-underline-style="solid" style:text-underline-width="auto" style:text-underline-color="font-color"/>
    </style:style>
    <style:style style:name="ListLabel_20_66" style:display-name="ListLabel 66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Author: Antoine Adde (</text:span><text:a xlink:type="simple" xlink:href="mailto:antoine.adde@eawag.ch" text:style-name="ListLabel_20_66" text:visited-style-name="ListLabel_20_66"><text:span text:style-name="MT2">antoine.adde@eawag.ch</text:span></text:a><text:span text:style-name="MT1">)<text:line-break/>Date: 02.10.20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71" meta:word-count="717" meta:character-count="5184" meta:non-whitespace-character-count="4527"/>
    <meta:generator>LibreOfficeDev/6.0.5.2$Linux_X86_64 LibreOffice_project/</meta:generator>
  </office:meta>
</office:document-meta>
</file>